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52.58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/>
      <table:table table:name="2_RS485_RS42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ce3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REICHELT</text:p>
          </table:table-cell>
          <table:table-cell table:style-name="ce1" office:value-type="string" calcext:value-type="string">
            <text:p>OC_FARNEL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ICE_SUM</text:p>
          </table:table-cell>
          <table:table-cell table:style-name="ce1"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  <table:table-cell office:value-type="string" calcext:value-type="string">
            <text:p>X7R-G0805 100N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2]*[.A2]" office:value-type="currency" office:currency="EUR" office:value="0.100840336134454" calcext:value-type="currency">
            <text:p>0,10 €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, R22, R30, R31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office:value-type="string" calcext:value-type="string">
            <text:p>SMD-0805 120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3]*[.A3]" office:value-type="currency" office:currency="EUR" office:value="0.100840336134454" calcext:value-type="currency">
            <text:p>0,10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office:value-type="string" calcext:value-type="string">
            <text:p>SMD-0805 4,70K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K4]*[.A4]" office:value-type="currency" office:currency="EUR" office:value="0.0252100840336134" calcext:value-type="currency">
            <text:p>0,0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T02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Quad 2-input NOR gate</text:p>
          </table:table-cell>
          <table:table-cell table:number-columns-repeated="2"/>
          <table:table-cell office:value-type="string" calcext:value-type="string">
            <text:p>74HC 02D NXP</text:p>
          </table:table-cell>
          <table:table-cell/>
          <table:table-cell table:formula="of:=0.21/1.19" office:value-type="currency" office:currency="EUR" office:value="0.176470588235294" calcext:value-type="currency">
            <text:p>0,18 €</text:p>
          </table:table-cell>
          <table:table-cell table:formula="of:=[.K5]*[.A5]" office:value-type="currency" office:currency="EUR" office:value="0.176470588235294" calcext:value-type="currency">
            <text:p>0,18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10W</text:p>
          </table:table-cell>
          <table:table-cell office:value-type="string" calcext:value-type="string">
            <text:p>AKL182-1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table:number-columns-repeated="2"/>
          <table:table-cell office:value-type="string" calcext:value-type="string">
            <text:p>AKL 182-10</text:p>
          </table:table-cell>
          <table:table-cell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K6]*[.A6]" office:value-type="currency" office:currency="EUR" office:value="0.831932773109244" calcext:value-type="currency">
            <text:p>0,8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K7]*[.A7]" office:value-type="currency" office:currency="EUR" office:value="0.151260504201681" calcext:value-type="currency">
            <text:p>0,15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A05-2W</text:p>
          </table:table-cell>
          <table:table-cell office:value-type="string" calcext:value-type="string">
            <text:p>SV1</text:p>
          </table:table-cell>
          <table:table-cell table:number-columns-repeated="3"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K8]*[.A8]" office:value-type="currency" office:currency="EUR" office:value="0.151260504201681" calcext:value-type="currency">
            <text:p>0,15 €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485CSA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MAX 485 CSA</text:p>
          </table:table-cell>
          <table:table-cell/>
          <table:table-cell table:formula="of:=1.35/1.19" office:value-type="currency" office:currency="EUR" office:value="1.13445378151261" calcext:value-type="currency">
            <text:p>1,13 €</text:p>
          </table:table-cell>
          <table:table-cell table:formula="of:=[.K9]*[.A9]" office:value-type="currency" office:currency="EUR" office:value="2.26890756302521" calcext:value-type="currency">
            <text:p>2,27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9CS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89CSD</text:p>
          </table:table-cell>
          <table:table-cell office:value-type="string" calcext:value-type="string">
            <text:p>MAX 489 CSD</text:p>
          </table:table-cell>
          <table:table-cell/>
          <table:table-cell table:formula="of:=3.25/1.19" office:value-type="currency" office:currency="EUR" office:value="2.73109243697479" calcext:value-type="currency">
            <text:p>2,73 €</text:p>
          </table:table-cell>
          <table:table-cell table:formula="of:=[.K10]*[.A10]" office:value-type="currency" office:currency="EUR" office:value="2.73109243697479" calcext:value-type="currency">
            <text:p>2,73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" table:formula="of:=SUM([.L2:.L10])" office:value-type="currency" office:currency="EUR" office:value="6.53781512605042" calcext:value-type="currency">
            <text:p>6,54 €</text:p>
          </table:table-cell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4:33:29.297000000</dc:date>
    <meta:editing-duration>PT9M17S</meta:editing-duration>
    <meta:editing-cycles>2</meta:editing-cycles>
    <meta:generator>LibreOffice/5.0.1.2$Windows_X86_64 LibreOffice_project/81898c9f5c0d43f3473ba111d7b351050be20261</meta:generator>
    <meta:document-statistic meta:table-count="1" meta:cell-count="96" meta:object-count="0"/>
  </office:meta>
</office:document-meta>
</file>